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7.55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Valor Unitario [$ COP]</text:p>
          </table:table-cell>
          <table:table-cell table:style-name="ce1" office:value-type="string" calcext:value-type="string">
            <text:p>Valor Total [$ COP]</text:p>
          </table:table-cell>
          <table:table-cell table:style-name="ce1" office:value-type="string" calcext:value-type="string">
            <text:p>Fuente</text:p>
          </table:table-cell>
          <table:table-cell table:style-name="ce1"/>
          <table:table-cell table:style-name="ce1" office:value-type="string" calcext:value-type="string">
            <text:p>Moneda </text:p>
          </table:table-cell>
          <table:table-cell table:style-name="ce1" office:value-type="string" calcext:value-type="string">
            <text:p>COP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tor paso a paso NEMA 17 3.2 kg/cm</text:p>
          </table:table-cell>
          <table:table-cell office:value-type="float" office:value="5" calcext:value-type="float">
            <text:p>5</text:p>
          </table:table-cell>
          <table:table-cell table:formula="of:=17.9*[.H3]" office:value-type="currency" office:currency="USD" office:value="67033.531" calcext:value-type="currency">
            <text:p>$67,033.53</text:p>
          </table:table-cell>
          <table:table-cell table:formula="of:=[.C2]*[.B2]" office:value-type="currency" office:currency="USD" office:value="335167.655" calcext:value-type="currency">
            <text:p>$335,167.66</text:p>
          </table:table-cell>
          <table:table-cell office:value-type="string" calcext:value-type="string">
            <text:p>BricoGeek</text:p>
          </table:table-cell>
          <table:table-cell/>
          <table:table-cell office:value-type="string" calcext:value-type="string">
            <text:p>Dolar</text:p>
          </table:table-cell>
          <table:table-cell table:style-name="ce2" office:value-type="currency" office:currency="USD" office:value="3379.1" calcext:value-type="currency">
            <text:p>$3,379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ivers TMC2130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28859" calcext:value-type="currency">
            <text:p>$28,859.00</text:p>
          </table:table-cell>
          <table:table-cell table:formula="of:=[.C3]*[.B3]" office:value-type="currency" office:currency="USD" office:value="144295" calcext:value-type="currency">
            <text:p>$144,295.00</text:p>
          </table:table-cell>
          <table:table-cell office:value-type="string" calcext:value-type="string">
            <text:p>Mercado Libre</text:p>
          </table:table-cell>
          <table:table-cell/>
          <table:table-cell office:value-type="string" calcext:value-type="string">
            <text:p>Euro</text:p>
          </table:table-cell>
          <table:table-cell table:style-name="ce2" office:value-type="currency" office:currency="USD" office:value="3744.89" calcext:value-type="currency">
            <text:p>$3,744.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T2 timing belt and pulley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3900" calcext:value-type="currency">
            <text:p>$83,900.00</text:p>
          </table:table-cell>
          <table:table-cell table:formula="of:=[.C4]*[.B4]" office:value-type="currency" office:currency="USD" office:value="83900" calcext:value-type="currency">
            <text:p>$83,9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Raspberry pi B+ 4 – 4GB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0000" calcext:value-type="currency">
            <text:p>$400,000.00</text:p>
          </table:table-cell>
          <table:table-cell table:formula="of:=[.C5]*[.B5]" office:value-type="currency" office:currency="USD" office:value="400000" calcext:value-type="currency">
            <text:p>$400,0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7000" calcext:value-type="currency">
            <text:p>$37,000.00</text:p>
          </table:table-cell>
          <table:table-cell table:formula="of:=[.C6]*[.B6]" office:value-type="currency" office:currency="USD" office:value="74000" calcext:value-type="currency">
            <text:p>$74,000.00</text:p>
          </table:table-cell>
          <table:table-cell office:value-type="string" calcext:value-type="string">
            <text:p>Vistronica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Caotin profesiona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0000" calcext:value-type="currency">
            <text:p>$70,000.00</text:p>
          </table:table-cell>
          <table:table-cell table:formula="of:=[.C7]*[.B7]" office:value-type="currency" office:currency="USD" office:value="70000" calcext:value-type="currency">
            <text:p>$70,0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Jumpers</text:p>
          </table:table-cell>
          <table:table-cell office:value-type="float" office:value="40" calcext:value-type="float">
            <text:p>40</text:p>
          </table:table-cell>
          <table:table-cell table:formula="of:=6700/40" office:value-type="currency" office:currency="USD" office:value="167.5" calcext:value-type="currency">
            <text:p>$167.50</text:p>
          </table:table-cell>
          <table:table-cell table:formula="of:=[.C8]*[.B8]" office:value-type="currency" office:currency="USD" office:value="6700" calcext:value-type="currency">
            <text:p>$6,7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Tercera mano de brazos ajustab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5800" calcext:value-type="currency">
            <text:p>$25,800.00</text:p>
          </table:table-cell>
          <table:table-cell table:formula="of:=[.C9]*[.B9]" office:value-type="currency" office:currency="USD" office:value="25800" calcext:value-type="currency">
            <text:p>$25,8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Luces LED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200" calcext:value-type="currency">
            <text:p>$200.00</text:p>
          </table:table-cell>
          <table:table-cell table:formula="of:=[.C10]*[.B10]" office:value-type="currency" office:currency="USD" office:value="5000" calcext:value-type="currency">
            <text:p>$5,0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Resistencias 200 ohm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300" calcext:value-type="currency">
            <text:p>$300.00</text:p>
          </table:table-cell>
          <table:table-cell table:formula="of:=[.C11]*[.B11]" office:value-type="currency" office:currency="USD" office:value="6000" calcext:value-type="currency">
            <text:p>$6,0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Resistencias 10 kohm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800" calcext:value-type="currency">
            <text:p>$800.00</text:p>
          </table:table-cell>
          <table:table-cell table:formula="of:=[.C12]*[.B12]" office:value-type="currency" office:currency="USD" office:value="8000" calcext:value-type="currency">
            <text:p>$8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encias 20 kohm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500" calcext:value-type="currency">
            <text:p>$1,500.00</text:p>
          </table:table-cell>
          <table:table-cell table:formula="of:=[.C13]*[.B13]" office:value-type="currency" office:currency="USD" office:value="15000" calcext:value-type="currency">
            <text:p>$15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ímetro digital Uni-t Ut33c+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8000" calcext:value-type="currency">
            <text:p>$48,000.00</text:p>
          </table:table-cell>
          <table:table-cell table:formula="of:=[.C14]*[.B14]" office:value-type="currency" office:currency="USD" office:value="48000" calcext:value-type="currency">
            <text:p>$48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za amperimétrica Dt266 A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8900" calcext:value-type="currency">
            <text:p>$28,900.00</text:p>
          </table:table-cell>
          <table:table-cell table:formula="of:=[.C15]*[.B15]" office:value-type="currency" office:currency="USD" office:value="28900" calcext:value-type="currency">
            <text:p>$28,9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26LS3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8500" calcext:value-type="currency">
            <text:p>$8,500.00</text:p>
          </table:table-cell>
          <table:table-cell table:formula="of:=[.C16]*[.B16]" office:value-type="currency" office:currency="USD" office:value="17000" calcext:value-type="currency">
            <text:p>$17,000.00</text:p>
          </table:table-cell>
          <table:table-cell office:value-type="string" calcext:value-type="string">
            <text:p>Texas Instru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quela universal 70mmx50mm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199" calcext:value-type="currency">
            <text:p>$1,199.00</text:p>
          </table:table-cell>
          <table:table-cell table:formula="of:=[.C17]*[.B17]" office:value-type="currency" office:currency="USD" office:value="11990" calcext:value-type="currency">
            <text:p>$11,99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 electrolitico 2.7V 100 f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25990" calcext:value-type="currency">
            <text:p>$25,990.00</text:p>
          </table:table-cell>
          <table:table-cell table:formula="of:=[.C18]*[.B18]" office:value-type="currency" office:currency="USD" office:value="129950" calcext:value-type="currency">
            <text:p>$129,95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 electrolitico 2.7V 10 uf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6000" calcext:value-type="currency">
            <text:p>$6,000.00</text:p>
          </table:table-cell>
          <table:table-cell table:formula="of:=[.C19]*[.B19]" office:value-type="currency" office:currency="USD" office:value="150000" calcext:value-type="currency">
            <text:p>$150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os Barrea Schottky15a 45v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1350" calcext:value-type="currency">
            <text:p>$1,350.00</text:p>
          </table:table-cell>
          <table:table-cell table:formula="of:=[.C20]*[.B20]" office:value-type="currency" office:currency="USD" office:value="27000" calcext:value-type="currency">
            <text:p>$27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/A4988 CNC Shield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24525" calcext:value-type="currency">
            <text:p>$24,525.00</text:p>
          </table:table-cell>
          <table:table-cell table:formula="of:=[.C21]*[.B21]" office:value-type="currency" office:currency="USD" office:value="122625" calcext:value-type="currency">
            <text:p>$122,625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ex 43045-1212</text:p>
          </table:table-cell>
          <table:table-cell office:value-type="float" office:value="4" calcext:value-type="float">
            <text:p>4</text:p>
          </table:table-cell>
          <table:table-cell table:formula="of:=2.53*[.H2]" office:value-type="currency" office:currency="USD" office:value="8549.123" calcext:value-type="currency">
            <text:p>$8,549.12</text:p>
          </table:table-cell>
          <table:table-cell table:formula="of:=[.C22]*[.B22]" office:value-type="currency" office:currency="USD" office:value="34196.492" calcext:value-type="currency">
            <text:p>$34,196.49</text:p>
          </table:table-cell>
          <table:table-cell office:value-type="string" calcext:value-type="string">
            <text:p>Mouser Electron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S5430 Dual power supply</text:p>
          </table:table-cell>
          <table:table-cell office:value-type="float" office:value="3" calcext:value-type="float">
            <text:p>3</text:p>
          </table:table-cell>
          <table:table-cell table:formula="of:=11.04*[.H2]" office:value-type="currency" office:currency="USD" office:value="37305.264" calcext:value-type="currency">
            <text:p>$37,305.26</text:p>
          </table:table-cell>
          <table:table-cell table:formula="of:=[.C23]*[.B23]" office:value-type="currency" office:currency="USD" office:value="111915.792" calcext:value-type="currency">
            <text:p>$111,915.79</text:p>
          </table:table-cell>
          <table:table-cell office:value-type="string" calcext:value-type="string">
            <text:p>Aliexp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ente protoboard Mini USB Ams1117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500" calcext:value-type="currency">
            <text:p>$5,500.00</text:p>
          </table:table-cell>
          <table:table-cell table:formula="of:=[.C24]*[.B24]" office:value-type="currency" office:currency="USD" office:value="11000" calcext:value-type="currency">
            <text:p>$11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board de 640 puntos 175x65x10 mm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0500" calcext:value-type="currency">
            <text:p>$10,500.00</text:p>
          </table:table-cell>
          <table:table-cell table:formula="of:=[.C25]*[.B25]" office:value-type="currency" office:currency="USD" office:value="52500" calcext:value-type="currency">
            <text:p>$52,5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M32F303</text:p>
          </table:table-cell>
          <table:table-cell office:value-type="float" office:value="2" calcext:value-type="float">
            <text:p>2</text:p>
          </table:table-cell>
          <table:table-cell table:formula="of:=6.61*[.H2]" office:value-type="currency" office:currency="USD" office:value="22335.851" calcext:value-type="currency">
            <text:p>$22,335.85</text:p>
          </table:table-cell>
          <table:table-cell table:formula="of:=[.C26]*[.B26]" office:value-type="currency" office:currency="USD" office:value="44671.702" calcext:value-type="currency">
            <text:p>$44,671.70</text:p>
          </table:table-cell>
          <table:table-cell office:value-type="string" calcext:value-type="string">
            <text:p>Digi-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7900" calcext:value-type="currency">
            <text:p>$17,900.00</text:p>
          </table:table-cell>
          <table:table-cell table:formula="of:=[.C27]*[.B27]" office:value-type="currency" office:currency="USD" office:value="35800" calcext:value-type="currency">
            <text:p>$35,8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um120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000" calcext:value-type="currency">
            <text:p>$1,000.00</text:p>
          </table:table-cell>
          <table:table-cell table:formula="of:=[.C28]*[.B28]" office:value-type="currency" office:currency="USD" office:value="3000" calcext:value-type="currency">
            <text:p>$3,000.00</text:p>
          </table:table-cell>
          <table:table-cell office:value-type="string" calcext:value-type="string">
            <text:p>Mouser Electron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encia Github</text:p>
          </table:table-cell>
          <table:table-cell office:value-type="float" office:value="1" calcext:value-type="float">
            <text:p>1</text:p>
          </table:table-cell>
          <table:table-cell table:formula="of:=[.H2]*7" office:value-type="currency" office:currency="USD" office:value="23653.7" calcext:value-type="currency">
            <text:p>$23,653.70</text:p>
          </table:table-cell>
          <table:table-cell table:formula="of:=[.C29]*[.B29]" office:value-type="currency" office:currency="USD" office:value="23653.7" calcext:value-type="currency">
            <text:p>$23,653.70</text:p>
          </table:table-cell>
          <table:table-cell office:value-type="string" calcext:value-type="string">
            <text:p>Github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C30]*[.B30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1]*[.B31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2]*[.B32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33]*[.B33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34]*[.B34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35]*[.B35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36]*[.B36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37]*[.B37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38]*[.B38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39]*[.B39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40]*[.B40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41]*[.B41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42]*[.B42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43]*[.B43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44]*[.B44]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formula="of:=[.C45]*[.B45]" office:value-type="currency" office:currency="USD" office:value="0" calcext:value-type="currency">
            <text:p>$0.0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/00/0000</text:date>, <text:time style:data-style-name="N2" text:time-value="16:35:20.460927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5:30:51.174143867</meta:creation-date>
    <dc:date>2019-08-21T17:49:56.595010756</dc:date>
    <meta:editing-duration>PT58M37S</meta:editing-duration>
    <meta:editing-cycles>12</meta:editing-cycles>
    <meta:generator>LibreOffice/5.1.6.2$Linux_X86_64 LibreOffice_project/10m0$Build-2</meta:generator>
    <meta:document-statistic meta:table-count="1" meta:cell-count="167" meta:object-count="0"/>
  </office:meta>
</office:document-meta>
</file>